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75ca6" officeooo:paragraph-rsid="00175ca6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37d2a" officeooo:paragraph-rsid="00137d2a" fo:background-color="transparent" style:font-name-asian="Verdana" style:font-name-complex="Verdana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75ca6" officeooo:paragraph-rsid="00175ca6" fo:background-color="transparent" style:font-name-asian="Verdana" style:font-name-complex="Verdana"/>
    </style:style>
    <style:style style:name="P15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75ca6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4pt" fo:font-weight="bold" officeooo:rsid="001aa4fc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8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9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10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75ca6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.1000003814697pt" fo:font-weight="bold" officeooo:rsid="001aa4fc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.1000003814697pt" fo:font-weight="bold" officeooo:rsid="001ba611" fo:background-color="transparent" loext:char-shading-value="0" style:font-name-asian="Calibri" style:font-name-complex="Calibri"/>
    </style:style>
    <style:style style:name="T14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5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6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7" style:family="text">
      <style:text-properties officeooo:rsid="000f9342"/>
    </style:style>
    <style:style style:name="T18" style:family="text">
      <style:text-properties officeooo:rsid="00108fcf"/>
    </style:style>
    <style:style style:name="T19" style:family="text">
      <style:text-properties officeooo:rsid="0011ae4e"/>
    </style:style>
    <style:style style:name="T20" style:family="text">
      <style:text-properties officeooo:rsid="00137d2a"/>
    </style:style>
    <style:style style:name="T21" style:family="text">
      <style:text-properties style:font-name="Verdana" style:font-name-asian="Verdana" style:font-name-complex="Verdana"/>
    </style:style>
    <style:style style:name="T22" style:family="text">
      <style:text-properties style:font-name="Verdana" officeooo:rsid="000f9342" style:font-name-asian="Verdana" style:font-name-complex="Verdana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17in" draw:visible-area-height="1.971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</text:span><text:span text:style-name="T4">2</text:span><text:span text:style-name="T5">2</text:span><text:span text:style-name="T6"><text:line-break/></text:span><text:span text:style-name="T7">An Amateur Radio Companion</text:span></text:p>
      <text:p text:style-name="P2"><text:span text:style-name="T10">November</text:span><text:span text:style-name="T9"> </text:span><text:span text:style-name="T11">2</text:span><text:span text:style-name="T12">2</text:span><text:span text:style-name="T13">nd</text:span><text:span text:style-name="T14">, 202</text:span><text:span text:style-name="T15">2</text:span></text:p>
      <text:p text:style-name="P4"/>
      <text:p text:style-name="P7">General Information</text:p>
      <text:p text:style-name="P5"/>
      <text:p text:style-name="P9"/>
      <text:p text:style-name="P14">This is a bug fix release for v1.22.1119</text:p>
      <text:p text:style-name="P14"/>
      <text:p text:style-name="P14">WSPR decodes were corrupting the internal QSO data table!</text:p>
      <text:p text:style-name="P14"/>
      <text:p text:style-name="P9">We’ve been busy with updates <text:span text:style-name="T20">including</text:span> Internationalization!</text:p>
      <text:p text:style-name="P5"/>
      <text:p text:style-name="P8">As always if you find any bugs or have any suggestions or comments, <text:span text:style-name="T19">w</text:span>e welcome those in our Groups.IO, Discord <text:span text:style-name="T18">and Facebook </text:span>channels. </text:p>
      <text:p text:style-name="P5"/>
      <text:p text:style-name="P15">Changelog</text:p>
      <text:list xml:id="list2246644069" text:style-name="L1">
        <text:list-item>
          <text:p text:style-name="P12">WSPR decoding corrupting QSO data fix!</text:p>
        </text:list-item>
        <text:list-item>
          <text:p text:style-name="P10">New <text:span text:style-name="T22">Internationalization </text:span><text:span text:style-name="T21">support (Settings → General → Language)</text:span></text:p>
          <text:list>
            <text:list-item>
              <text:p text:style-name="P13">English, 简体中文, 繁體中文 with German and Spanish in the works</text:p>
            </text:list-item>
          </text:list>
        </text:list-item>
        <text:list-item>
          <text:p text:style-name="P10">Removed QRT POTA Spots</text:p>
        </text:list-item>
        <text:list-item>
          <text:p text:style-name="P10">CatRotator / PstRotator support</text:p>
          <text:list>
            <text:list-item>
              <text:p text:style-name="P10">Settings → Logging → scroll to bottom to enable</text:p>
            </text:list-item>
            <text:list-item>
              <text:p text:style-name="P10">Right-click callsign in Call Roster to Aim</text:p>
            </text:list-item>
            <text:list-item>
              <text:p text:style-name="P10">Ctrl-Left-click in Map to Aim</text:p>
            </text:list-item>
          </text:list>
        </text:list-item>
        <text:list-item>
          <text:p text:style-name="P10">Improved callsign validation in Call Roster</text:p>
        </text:list-item>
        <text:list-item>
          <text:p text:style-name="P10">Grid-overlay (Hotkey B) performance boost</text:p>
        </text:list-item>
        <text:list-item>
          <text:p text:style-name="P10">BIGCTY update from November 14th</text:p>
        </text:list-item>
        <text:list-item>
          <text:p text:style-name="P11"><text:span text:style-name="T20">P</text:span>erformance improvements</text:p>
        </text:list-item>
      </text:list>
      <text:p text:style-name="P5"/>
      <text:p text:style-name="P6"/>
      <text:p text:style-name="P5"/>
      <text:p text:style-name="P8">GridTracker is:</text:p>
      <text:p text:style-name="P8">Copyright © 2018-202<text:span text:style-name="T17">2</text:span> by Stephen ‘Tag’ Loomis</text:p>
      <text:p text:style-name="P8">Copyright © 2020-2022 by GridTracker.org</text:p>
      <text:p text:style-name="P8">All rights reserved.</text:p>
      <text:p text:style-name="P5"/>
      <text:p text:style-name="P8">GridTracker uses the OSS compliant BSD 3 Clause License</text:p>
      <text:p text:style-name="P3"><text:span text:style-name="T8">Source code is available at GitLab: </text:span><text:a xlink:type="simple" xlink:href="https://gitlab.com/gridtracker.org/gridtracker" text:style-name="Internet_20_link" text:visited-style-name="Visited_20_Internet_20_Link"><text:span text:style-name="T16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1T16:58:19.697000000</dc:date>
    <meta:editing-duration>PT17M40S</meta:editing-duration>
    <meta:editing-cycles>15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26" meta:word-count="182" meta:character-count="1125" meta:non-whitespace-character-count="987"/>
  </office:meta>
</office:document-meta>
</file>